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8">
      <style:paragraph-properties fo:margin-top="0cm" fo:margin-bottom="0.499cm" style:contextual-spacing="false"/>
    </style:style>
    <style:style style:name="P3" style:family="paragraph" style:parent-style-name="Preformatted_20_Text" style:list-style-name="L9">
      <style:paragraph-properties fo:margin-top="0cm" fo:margin-bottom="0.499cm" style:contextual-spacing="false"/>
    </style:style>
    <style:style style:name="P4" style:family="paragraph" style:parent-style-name="Preformatted_20_Text" style:list-style-name="L12">
      <style:paragraph-properties fo:margin-top="0cm" fo:margin-bottom="0.499cm" style:contextual-spacing="false"/>
    </style:style>
    <style:style style:name="P5" style:family="paragraph" style:parent-style-name="Preformatted_20_Text" style:list-style-name="L15">
      <style:paragraph-properties fo:margin-top="0cm" fo:margin-bottom="0.499cm" style:contextual-spacing="false"/>
    </style:style>
    <style:style style:name="P6" style:family="paragraph" style:parent-style-name="Preformatted_20_Text" style:list-style-name="L18">
      <style:paragraph-properties fo:margin-top="0cm" fo:margin-bottom="0.499cm" style:contextual-spacing="false"/>
    </style:style>
    <style:style style:name="P7" style:family="paragraph" style:parent-style-name="Preformatted_20_Text" style:list-style-name="L21">
      <style:paragraph-properties fo:margin-top="0cm" fo:margin-bottom="0.499cm" style:contextual-spacing="false"/>
    </style:style>
    <style:style style:name="P8" style:family="paragraph" style:parent-style-name="Preformatted_20_Text" style:list-style-name="L24">
      <style:paragraph-properties fo:margin-top="0cm" fo:margin-bottom="0.499cm" style:contextual-spacing="false"/>
    </style:style>
    <style:style style:name="P9" style:family="paragraph" style:parent-style-name="Preformatted_20_Text" style:list-style-name="L27">
      <style:paragraph-properties fo:margin-top="0cm" fo:margin-bottom="0.499cm" style:contextual-spacing="false"/>
    </style:style>
    <style:style style:name="P10" style:family="paragraph" style:parent-style-name="Preformatted_20_Text" style:list-style-name="L30">
      <style:paragraph-properties fo:margin-top="0cm" fo:margin-bottom="0.499cm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5"/>
    <style:style style:name="P33" style:family="paragraph" style:parent-style-name="Text_20_body" style:list-style-name="L25">
      <style:paragraph-properties fo:margin-top="0cm" fo:margin-bottom="0cm" style:contextual-spacing="false"/>
    </style:style>
    <style:style style:name="P34" style:family="paragraph" style:parent-style-name="Text_20_body" style:list-style-name="L26"/>
    <style:style style:name="P35" style:family="paragraph" style:parent-style-name="Text_20_body" style:list-style-name="L28"/>
    <style:style style:name="P36" style:family="paragraph" style:parent-style-name="Text_20_body" style:list-style-name="L29"/>
    <style:style style:name="P37" style:family="paragraph" style:parent-style-name="Text_20_body" style:list-style-name="L31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 style:list-style-name="L34">
      <style:paragraph-properties fo:margin-top="0cm" fo:margin-bottom="0cm" style:contextual-spacing="false"/>
    </style:style>
    <style:style style:name="P42" style:family="paragraph" style:parent-style-name="Text_20_body" style:list-style-name="L35"/>
    <style:style style:name="P43" style:family="paragraph" style:parent-style-name="Text_20_body" style:list-style-name="L35">
      <style:paragraph-properties fo:margin-top="0cm" fo:margin-bottom="0cm" style:contextual-spacing="false"/>
    </style:style>
    <style:style style:name="P44" style:family="paragraph" style:parent-style-name="Text_20_body" style:list-style-name="L36"/>
    <style:style style:name="P45" style:family="paragraph" style:parent-style-name="Text_20_body" style:list-style-name="L36">
      <style:paragraph-properties fo:margin-top="0cm" fo:margin-bottom="0cm" style:contextual-spacing="false"/>
    </style:style>
    <style:style style:name="P46" style:family="paragraph" style:parent-style-name="Text_20_body" style:list-style-name="L37"/>
    <style:style style:name="P47" style:family="paragraph" style:parent-style-name="Text_20_body" style:list-style-name="L37">
      <style:paragraph-properties fo:margin-top="0cm" fo:margin-bottom="0cm" style:contextual-spacing="false"/>
    </style:style>
    <style:style style:name="P48" style:family="paragraph" style:parent-style-name="Text_20_body" style:list-style-name="L38"/>
    <style:style style:name="P49" style:family="paragraph" style:parent-style-name="Text_20_body" style:list-style-name="L38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mporting Required Libraries</text:h>
      <text:p text:style-name="P1">python</text:p>
      <text:p text:style-name="Preformatted_20_Text"><text:span text:style-name="Source_20_Text">from collections import Counter</text:span></text:p>
      <text:p text:style-name="Preformatted_20_Text"><text:span text:style-name="Source_20_Text">import pandas as pd</text:span></text:p>
      <text:p text:style-name="Preformatted_20_Text"><text:span text:style-name="Source_20_Text">import numpy as np</text:span></text:p>
      <text:p text:style-name="Preformatted_20_Text"><text:span text:style-name="Source_20_Text">import math</text:span></text:p>
      <text:p text:style-name="P1"><text:span text:style-name="Source_20_Text">import csv</text:span></text:p>
      <text:list xml:id="list3265180870" text:style-name="L1">
        <text:list-item>
          <text:p text:style-name="P11">This section imports necessary libraries: <text:span text:style-name="Source_20_Text">Counter</text:span> for counting occurrences, <text:span text:style-name="Source_20_Text">pandas</text:span> for data manipulation, <text:span text:style-name="Source_20_Text">numpy</text:span> for numerical operations, <text:span text:style-name="Source_20_Text">math</text:span> for mathematical functions, and <text:span text:style-name="Source_20_Text">csv</text:span> for CSV file handling.</text:p>
        </text:list-item>
      </text:list>
      <text:h text:style-name="Heading_20_3" text:outline-level="3">Define Function to Calculate Entropy</text:h>
      <text:p text:style-name="P1">python</text:p>
      <text:p text:style-name="Preformatted_20_Text"><text:span text:style-name="Source_20_Text">def find_entropy(x, y, t):</text:span></text:p>
      <text:p text:style-name="Preformatted_20_Text"><text:span text:style-name="Source_20_Text"><text:s text:c="4"/>if x != 0 and y != 0:</text:span></text:p>
      <text:p text:style-name="Preformatted_20_Text"><text:span text:style-name="Source_20_Text"><text:s text:c="8"/>return -((x / t) * (math.log2(x / t)) + (y / t) * (math.log2(y / t)))</text:span></text:p>
      <text:p text:style-name="Preformatted_20_Text"><text:span text:style-name="Source_20_Text"><text:s text:c="4"/>else:</text:span></text:p>
      <text:p text:style-name="P1"><text:span text:style-name="Source_20_Text"><text:s text:c="8"/>return 0.0</text:span></text:p>
      <text:list xml:id="list1581416132" text:style-name="L2">
        <text:list-item>
          <text:p text:style-name="P12"><text:span text:style-name="Source_20_Text">find_entropy()</text:span> is a function to calculate entropy using Shannon's entropy formula. It takes counts of occurrences of two classes ('x' and 'y') and the total count ('t') as parameters.</text:p>
        </text:list-item>
      </text:list>
      <text:h text:style-name="Heading_20_3" text:outline-level="3">Reading and Preprocessing the Dataset</text:h>
      <text:p text:style-name="P1">python</text:p>
      <text:p text:style-name="P1"><text:span text:style-name="Source_20_Text">PlayTennis = pd.read_csv('tennis.csv')</text:span></text:p>
      <text:list xml:id="list415983573" text:style-name="L3">
        <text:list-item>
          <text:p text:style-name="P13">Reads the 'tennis.csv' file into a Pandas DataFrame named <text:span text:style-name="Source_20_Text">PlayTennis</text:span>.</text:p>
        </text:list-item>
      </text:list>
      <text:p text:style-name="P1">python</text:p>
      <text:p text:style-name="Preformatted_20_Text"><text:span text:style-name="Source_20_Text">le = LabelEncoder()</text:span></text:p>
      <text:p text:style-name="Preformatted_20_Text"/>
      <text:p text:style-name="Preformatted_20_Text"><text:span text:style-name="Source_20_Text">PlayTennis['outlook'] = le.fit_transform(PlayTennis['outlook'])</text:span></text:p>
      <text:p text:style-name="Preformatted_20_Text"><text:span text:style-name="Source_20_Text">PlayTennis['temp'] = le.fit_transform(PlayTennis['temp'])</text:span></text:p>
      <text:p text:style-name="Preformatted_20_Text"><text:span text:style-name="Source_20_Text">PlayTennis['humidity'] = le.fit_transform(PlayTennis['humidity'])</text:span></text:p>
      <text:p text:style-name="Preformatted_20_Text"><text:span text:style-name="Source_20_Text">PlayTennis['windy'] = le.fit_transform(PlayTennis['windy'])</text:span></text:p>
      <text:p text:style-name="P1"><text:span text:style-name="Source_20_Text">PlayTennis['play'] = le.fit_transform(PlayTennis['play'])</text:span></text:p>
      <text:list xml:id="list2548527010" text:style-name="L4">
        <text:list-item>
          <text:p text:style-name="P14">Encodes non-numeric columns ('outlook', 'temp', 'humidity', 'windy', 'play') into numeric format using <text:span text:style-name="Source_20_Text">LabelEncoder()</text:span> from <text:span text:style-name="Source_20_Text">scikit-learn</text:span>.</text:p>
        </text:list-item>
      </text:list>
      <text:h text:style-name="Heading_20_3" text:outline-level="3">Calculate Total Entropy of 'play' Attribute</text:h>
      <text:p text:style-name="P1">python</text:p>
      <text:p text:style-name="Preformatted_20_Text"><text:span text:style-name="Source_20_Text">frequencyPlay = Counter(PlayTennis.play)</text:span></text:p>
      <text:p text:style-name="Preformatted_20_Text"><text:span text:style-name="Source_20_Text">total_instances = PlayTennis.play.size</text:span></text:p>
      <text:p text:style-name="Preformatted_20_Text"><text:span text:style-name="Source_20_Text">EntropyOfData = find_entropy(frequencyPlay[0], frequencyPlay[1], total_instances)</text:span></text:p>
      <text:p text:style-name="P1"><text:span text:style-name="Source_20_Text">print("Total entropy is:", EntropyOfData)</text:span></text:p>
      <text:list xml:id="list4172779548" text:style-name="L5">
        <text:list-item>
          <text:p text:style-name="P16"><text:soft-page-break/>Counts occurrences of 'play' being 'yes' and 'no' in the dataset.</text:p>
        </text:list-item>
        <text:list-item>
          <text:p text:style-name="P16">Calculates the total instances and computes the total entropy of the 'play' attribute using the <text:span text:style-name="Source_20_Text">find_entropy()</text:span> function.</text:p>
        </text:list-item>
        <text:list-item>
          <text:p text:style-name="P15">Prints the total entropy of the 'play' attribute.</text:p>
        </text:list-item>
      </text:list>
      <text:h text:style-name="Heading_20_3" text:outline-level="3">Calculate Information Gain for Each Attribute</text:h>
      <text:p text:style-name="P1">python</text:p>
      <text:p text:style-name="Preformatted_20_Text"><text:span text:style-name="Source_20_Text">attributes = ['outlook', 'temp', 'humidity', 'windy']</text:span></text:p>
      <text:p text:style-name="Preformatted_20_Text"><text:span text:style-name="Source_20_Text">info_gain_results = {}</text:span></text:p>
      <text:p text:style-name="Preformatted_20_Text"/>
      <text:p text:style-name="Preformatted_20_Text"><text:span text:style-name="Source_20_Text">for attr in attributes:</text:span></text:p>
      <text:p text:style-name="Preformatted_20_Text"><text:span text:style-name="Source_20_Text"><text:s text:c="4"/>frequency_attr = Counter(PlayTennis[attr])</text:span></text:p>
      <text:p text:style-name="Preformatted_20_Text"><text:span text:style-name="Source_20_Text"><text:s text:c="4"/>info_gain_attr = 0.0</text:span></text:p>
      <text:p text:style-name="Preformatted_20_Text"/>
      <text:p text:style-name="Preformatted_20_Text"><text:span text:style-name="Source_20_Text"><text:s text:c="4"/>for val in frequency_attr:</text:span></text:p>
      <text:p text:style-name="Preformatted_20_Text"><text:span text:style-name="Source_20_Text"><text:s text:c="8"/>cnt = sum((PlayTennis[attr] == val) &amp; (PlayTennis['play'] == 1))</text:span></text:p>
      <text:p text:style-name="Preformatted_20_Text"><text:span text:style-name="Source_20_Text"><text:s text:c="8"/>info_gain_attr += (frequency_attr[val] / total_instances) * find_entropy(frequency_attr[val] - cnt, cnt, frequency_attr[val])</text:span></text:p>
      <text:p text:style-name="Preformatted_20_Text"/>
      <text:p text:style-name="Preformatted_20_Text"><text:span text:style-name="Source_20_Text"><text:s text:c="4"/>info_gain_attr = EntropyOfData - info_gain_attr</text:span></text:p>
      <text:p text:style-name="Preformatted_20_Text"><text:span text:style-name="Source_20_Text"><text:s text:c="4"/>info_gain_results[attr] = info_gain_attr</text:span></text:p>
      <text:p text:style-name="P1"><text:span text:style-name="Source_20_Text"><text:s text:c="4"/>print(f"Information gain by {attr} is:", info_gain_attr)</text:span></text:p>
      <text:list xml:id="list3876160238" text:style-name="L6">
        <text:list-item>
          <text:p text:style-name="P18">Defines a list of attributes.</text:p>
        </text:list-item>
        <text:list-item>
          <text:p text:style-name="P18">Calculates information gain for each attribute using a nested loop:</text:p>
          <text:list>
            <text:list-item>
              <text:p text:style-name="P18">Counts occurrences of each unique value in the attribute.</text:p>
            </text:list-item>
            <text:list-item>
              <text:p text:style-name="P18">Computes information gain based on the counts and entropy calculations.</text:p>
            </text:list-item>
            <text:list-item>
              <text:p text:style-name="P17">Stores the information gain for each attribute in the <text:span text:style-name="Source_20_Text">info_gain_results</text:span> dictionary and prints the results.</text:p>
            </text:list-item>
          </text:list>
        </text:list-item>
      </text:list>
      <text:h text:style-name="Heading_20_3" text:outline-level="3">Write Information Gains to a CSV File</text:h>
      <text:p text:style-name="P1">python</text:p>
      <text:p text:style-name="Preformatted_20_Text"><text:span text:style-name="Source_20_Text">with open('output.csv', 'w', newline='') as file:</text:span></text:p>
      <text:p text:style-name="Preformatted_20_Text"><text:span text:style-name="Source_20_Text"><text:s text:c="4"/>header = ['Attribute', 'Information Gain']</text:span></text:p>
      <text:p text:style-name="Preformatted_20_Text"><text:span text:style-name="Source_20_Text"><text:s text:c="4"/>writer = csv.DictWriter(file, fieldnames=header)</text:span></text:p>
      <text:p text:style-name="Preformatted_20_Text"><text:span text:style-name="Source_20_Text"><text:s text:c="4"/>writer.writeheader()</text:span></text:p>
      <text:p text:style-name="Preformatted_20_Text"><text:span text:style-name="Source_20_Text"><text:s text:c="4"/>for attr, info_gain in info_gain_results.items():</text:span></text:p>
      <text:p text:style-name="P1"><text:span text:style-name="Source_20_Text"><text:s text:c="8"/>writer.writerow({'Attribute': attr, 'Information Gain': info_gain})</text:span></text:p>
      <text:list xml:id="list3591475484" text:style-name="L7">
        <text:list-item>
          <text:p text:style-name="P20">Opens a CSV file named 'output.csv' to write the information gains.</text:p>
        </text:list-item>
        <text:list-item>
          <text:p text:style-name="P19">Writes the attributes and their corresponding information gains into the CSV file using <text:span text:style-name="Source_20_Text">csv.DictWriter</text:span>.</text:p>
        </text:list-item>
      </text:list>
      <text:h text:style-name="Heading_20_3" text:outline-level="3">Calculation of Information Gain for Each Attribute:</text:h>
      <text:list xml:id="list2528003918" text:style-name="L8">
        <text:list-item>
          <text:p text:style-name="P21"><text:span text:style-name="Strong_20_Emphasis">Loop Through Each Attribute:</text:span></text:p>
          <text:p text:style-name="P2">python</text:p>
        </text:list-item>
      </text:list>
      <text:list xml:id="list4264465707" text:style-name="L9">
        <text:list-item>
          <text:p text:style-name="P3"><text:span text:style-name="Source_20_Text">for attr in attributes:</text:span></text:p>
        </text:list-item>
      </text:list>
      <text:list xml:id="list1923783975" text:style-name="L10">
        <text:list-item>
          <text:p text:style-name="P22">This loop iterates over the list of attributes.</text:p>
        </text:list-item>
      </text:list>
      <text:list xml:id="list4065245045" text:style-name="L11">
        <text:list-item>
          <text:p text:style-name="P23"><text:soft-page-break/><text:span text:style-name="Strong_20_Emphasis">Count the Frequency of Each Unique Value in the Attribute:</text:span></text:p>
        </text:list-item>
      </text:list>
      <text:p text:style-name="P1">python</text:p>
      <text:list xml:id="list3006669972" text:style-name="L12">
        <text:list-item>
          <text:p text:style-name="P4"><text:span text:style-name="Source_20_Text">frequency_attr = Counter(PlayTennis[attr])</text:span></text:p>
        </text:list-item>
      </text:list>
      <text:list xml:id="list803077883" text:style-name="L13">
        <text:list-item>
          <text:p text:style-name="P24"><text:span text:style-name="Source_20_Text">Counter</text:span> counts occurrences of each unique value in the current attribute (<text:span text:style-name="Source_20_Text">attr</text:span>) column of the DataFrame <text:span text:style-name="Source_20_Text">PlayTennis</text:span>.</text:p>
        </text:list-item>
      </text:list>
      <text:list xml:id="list1447495813" text:style-name="L14">
        <text:list-item>
          <text:p text:style-name="P25"><text:span text:style-name="Strong_20_Emphasis">Initialize Information Gain for the Attribute:</text:span></text:p>
        </text:list-item>
      </text:list>
      <text:p text:style-name="P1">python</text:p>
      <text:list xml:id="list2028791313" text:style-name="L15">
        <text:list-item>
          <text:p text:style-name="P5"><text:span text:style-name="Source_20_Text">info_gain_attr = 0.0</text:span></text:p>
        </text:list-item>
      </text:list>
      <text:list xml:id="list3415286521" text:style-name="L16">
        <text:list-item>
          <text:p text:style-name="P26"><text:span text:style-name="Source_20_Text">info_gain_attr</text:span> is initialized to store the cumulative information gain for the current attribute.</text:p>
        </text:list-item>
      </text:list>
      <text:list xml:id="list2774621838" text:style-name="L17">
        <text:list-item>
          <text:p text:style-name="P27"><text:span text:style-name="Strong_20_Emphasis">Iterate Through Unique Values of the Attribute:</text:span></text:p>
        </text:list-item>
      </text:list>
      <text:p text:style-name="P1">python</text:p>
      <text:list xml:id="list3077319213" text:style-name="L18">
        <text:list-item>
          <text:p text:style-name="P6"><text:span text:style-name="Source_20_Text">for val in frequency_attr:</text:span></text:p>
        </text:list-item>
      </text:list>
      <text:list xml:id="list1168970828" text:style-name="L19">
        <text:list-item>
          <text:p text:style-name="P28">This loop iterates through each unique value of the current attribute.</text:p>
        </text:list-item>
      </text:list>
      <text:list xml:id="list240760288" text:style-name="L20">
        <text:list-item>
          <text:p text:style-name="P29"><text:span text:style-name="Strong_20_Emphasis">Calculate Instances Where 'play' is 'yes' for Each Value of the Attribute:</text:span></text:p>
        </text:list-item>
      </text:list>
      <text:p text:style-name="P1">python</text:p>
      <text:list xml:id="list1125232742" text:style-name="L21">
        <text:list-item>
          <text:p text:style-name="P7"><text:span text:style-name="Source_20_Text">cnt = sum((PlayTennis[attr] == val) &amp; (PlayTennis['play'] == 1))</text:span></text:p>
        </text:list-item>
      </text:list>
      <text:list xml:id="list3892512741" text:style-name="L22">
        <text:list-item>
          <text:p text:style-name="P30"><text:span text:style-name="Source_20_Text">cnt</text:span> calculates the count of instances where 'play' is 'yes' (1) for the specific value (<text:span text:style-name="Source_20_Text">val</text:span>) of the current attribute (<text:span text:style-name="Source_20_Text">attr</text:span>).</text:p>
        </text:list-item>
      </text:list>
      <text:list xml:id="list491964559" text:style-name="L23">
        <text:list-item>
          <text:p text:style-name="P31"><text:span text:style-name="Strong_20_Emphasis">Calculate Weighted Sum of Entropies for Each Value:</text:span></text:p>
        </text:list-item>
      </text:list>
      <text:p text:style-name="P1">python</text:p>
      <text:list xml:id="list2548911737" text:style-name="L24">
        <text:list-item>
          <text:p text:style-name="P8"><text:span text:style-name="Source_20_Text">info_gain_attr += (frequency_attr[val] / total_instances) * find_entropy(frequency_attr[val] - cnt, cnt, frequency_attr[val])</text:span></text:p>
        </text:list-item>
      </text:list>
      <text:list xml:id="list1092010188" text:style-name="L25">
        <text:list-item>
          <text:p text:style-name="P33">Computes the information gain for the current attribute value:</text:p>
          <text:list>
            <text:list-item>
              <text:p text:style-name="P33"><text:span text:style-name="Source_20_Text">(frequency_attr[val] / total_instances)</text:span> calculates the fraction of instances having the current value (<text:span text:style-name="Source_20_Text">val</text:span>) of the attribute.</text:p>
            </text:list-item>
            <text:list-item>
              <text:p text:style-name="P32"><text:span text:style-name="Source_20_Text">find_entropy()</text:span> computes the entropy for the 'play' attribute considering instances with the current value of the attribute ('attr').</text:p>
            </text:list-item>
          </text:list>
        </text:list-item>
      </text:list>
      <text:list xml:id="list1911625840" text:style-name="L26">
        <text:list-item>
          <text:p text:style-name="P34"><text:span text:style-name="Strong_20_Emphasis">Compute Information Gain for the Attribute:</text:span></text:p>
        </text:list-item>
      </text:list>
      <text:p text:style-name="P1">python</text:p>
      <text:list xml:id="list3722423456" text:style-name="L27">
        <text:list-item>
          <text:p text:style-name="P9"><text:span text:style-name="Source_20_Text">info_gain_attr = EntropyOfData - info_gain_attr</text:span></text:p>
        </text:list-item>
      </text:list>
      <text:list xml:id="list2152249527" text:style-name="L28">
        <text:list-item>
          <text:p text:style-name="P35">Subtracts the cumulative information gain for each attribute value from the total entropy (<text:span text:style-name="Source_20_Text">EntropyOfData</text:span>) to get the final information gain for the entire attribute.</text:p>
        </text:list-item>
      </text:list>
      <text:list xml:id="list2556837868" text:style-name="L29">
        <text:list-item>
          <text:p text:style-name="P36"><text:soft-page-break/><text:span text:style-name="Strong_20_Emphasis">Store Information Gain in a Dictionary:</text:span></text:p>
        </text:list-item>
      </text:list>
      <text:p text:style-name="P1">python</text:p>
      <text:list xml:id="list3877222241" text:style-name="L30">
        <text:list-item>
          <text:p text:style-name="P10"><text:span text:style-name="Source_20_Text">info_gain_results[attr] = info_gain_attr</text:span></text:p>
        </text:list-item>
      </text:list>
      <text:list xml:id="list2510582903" text:style-name="L31">
        <text:list-item>
          <text:p text:style-name="P37">Stores the calculated information gain for the current attribute ('attr') in the <text:span text:style-name="Source_20_Text">info_gain_results</text:span> dictionary.</text:p>
        </text:list-item>
      </text:list>
      <text:list xml:id="list2518728861" text:style-name="L32">
        <text:list-item>
          <text:p text:style-name="P38"><text:span text:style-name="Strong_20_Emphasis">Print Information Gain for Each Attribute:</text:span></text:p>
        </text:list-item>
      </text:list>
      <text:p text:style-name="P1">python</text:p>
      <text:p text:style-name="P1"><text:span text:style-name="Source_20_Text">print(f"Information gain by {attr} is:", info_gain_attr)</text:span></text:p>
      <text:list xml:id="list1949972863" text:style-name="L33">
        <text:list-item>
          <text:p text:style-name="P39">Prints the calculated information gain for the current attribute.</text:p>
        </text:list-item>
      </text:list>
      <text:h text:style-name="Heading_20_3" text:outline-level="3">Theory behind Information Gain:</text:h>
      <text:p text:style-name="Text_20_body"><text:span text:style-name="Strong_20_Emphasis">Information gain</text:span> is a concept originating from information theory and is widely used in the field of machine learning, particularly in decision tree algorithms, feature selection, and data preprocessing.</text:p>
      <text:h text:style-name="Heading_20_4" text:outline-level="4">Entropy and Information Gain:</text:h>
      <text:list xml:id="list1993659611" text:style-name="L34">
        <text:list-item>
          <text:p text:style-name="P41"><text:span text:style-name="Strong_20_Emphasis">Entropy</text:span> measures the impurity or uncertainty in a dataset. In the context of binary classification, entropy quantifies the amount of disorder in the target variable's distribution.</text:p>
        </text:list-item>
        <text:list-item>
          <text:p text:style-name="P40"><text:span text:style-name="Strong_20_Emphasis">Information Gain</text:span> quantifies the reduction in entropy or uncertainty about the target variable after splitting the dataset based on an attribute.</text:p>
        </text:list-item>
      </text:list>
      <text:h text:style-name="Heading_20_4" text:outline-level="4">Formula for Information Gain:</text:h>
      <text:list xml:id="list148379980" text:style-name="L35">
        <text:list-item>
          <text:p text:style-name="P43">For a dataset D with target variable Y and attributes X1​,X2​,…,Xn​, the information gain for an attribute Xi​ is computed as: Information Gain(Xi​)=Entropy(Y)−∑v in values of Xi​​(∣D∣∣Dv​∣​×Entropy(Dv​))</text:p>
        </text:list-item>
        <text:list-item>
          <text:p text:style-name="P42">Here, Entropy(Y) is the entropy of the target variable, ∣Dv​∣ represents the number of instances for a specific value v of Xi​, ∣D∣ is the total number of instances, and Entropy(Dv​) is the entropy of the dataset after partitioning by Xi​.</text:p>
        </text:list-item>
      </text:list>
      <text:h text:style-name="Heading_20_3" text:outline-level="3">Applications of Information Gain:</text:h>
      <text:list xml:id="list415097595" text:style-name="L36">
        <text:list-item>
          <text:p text:style-name="P44"><text:span text:style-name="Strong_20_Emphasis">Decision Trees and Feature Selection:</text:span></text:p>
          <text:list>
            <text:list-item>
              <text:p text:style-name="P45">Information gain is crucial in decision tree algorithms (e.g., ID3, C4.5) for selecting the best attribute to split the dataset at each node.</text:p>
            </text:list-item>
            <text:list-item>
              <text:p text:style-name="P45">It helps determine the attribute that results in the most significant reduction in entropy and, consequently, the most informative attribute for decision-making.</text:p>
            </text:list-item>
          </text:list>
        </text:list-item>
        <text:list-item>
          <text:p text:style-name="P44"><text:span text:style-name="Strong_20_Emphasis">Feature Engineering and Preprocessing:</text:span></text:p>
          <text:list>
            <text:list-item>
              <text:p text:style-name="P45">Information gain assists in feature selection by identifying the most relevant features that contribute most to predicting the target variable.</text:p>
            </text:list-item>
            <text:list-item>
              <text:p text:style-name="P45">It's used to rank and select features based on their predictive power, aiding in dimensionality reduction and improving model performance.</text:p>
            </text:list-item>
          </text:list>
        </text:list-item>
        <text:list-item>
          <text:p text:style-name="P44"><text:soft-page-break/><text:span text:style-name="Strong_20_Emphasis">Text Classification and Information Retrieval:</text:span></text:p>
          <text:list>
            <text:list-item>
              <text:p text:style-name="P45">In natural language processing, information gain aids in feature selection for text classification and information retrieval tasks by identifying key words or phrases that are most informative for categorization.</text:p>
            </text:list-item>
          </text:list>
        </text:list-item>
        <text:list-item>
          <text:p text:style-name="P44"><text:span text:style-name="Strong_20_Emphasis">Bioinformatics and Gene Selection:</text:span></text:p>
          <text:list>
            <text:list-item>
              <text:p text:style-name="P44">It's utilized in bioinformatics to select significant genes or features from large genomic datasets, helping to identify genes most associated with particular conditions or diseases.</text:p>
            </text:list-item>
          </text:list>
        </text:list-item>
      </text:list>
      <text:h text:style-name="Heading_20_3" text:outline-level="3">Benefits and Considerations:</text:h>
      <text:list xml:id="list2139033938" text:style-name="L37">
        <text:list-item>
          <text:p text:style-name="P47"><text:span text:style-name="Strong_20_Emphasis">Feature Selection:</text:span> Information gain helps in selecting the most informative features, improving model performance and reducing overfitting.</text:p>
        </text:list-item>
        <text:list-item>
          <text:p text:style-name="P47"><text:span text:style-name="Strong_20_Emphasis">Interpretability:</text:span> Decision trees using information gain provide transparent models that are easily interpretable, allowing human-understandable decision paths.</text:p>
        </text:list-item>
        <text:list-item>
          <text:p text:style-name="P46"><text:span text:style-name="Strong_20_Emphasis">Categorical Attributes:</text:span> It works well with categorical attributes but might require modifications for continuous variables.</text:p>
        </text:list-item>
      </text:list>
      <text:h text:style-name="Heading_20_3" text:outline-level="3">Limitations:</text:h>
      <text:list xml:id="list2802855905" text:style-name="L38">
        <text:list-item>
          <text:p text:style-name="P49"><text:span text:style-name="Strong_20_Emphasis">Bias towards Attributes with Many Values:</text:span> Attributes with many unique values tend to have higher information gain by chance.</text:p>
        </text:list-item>
        <text:list-item>
          <text:p text:style-name="P49"><text:span text:style-name="Strong_20_Emphasis">Independence Assumption:</text:span> Information gain assumes attribute independence, which might not always hold in real-world datasets.</text:p>
        </text:list-item>
        <text:list-item>
          <text:p text:style-name="P48"><text:span text:style-name="Strong_20_Emphasis">Handling Missing Values:</text:span> Information gain doesn't directly handle missing values and requires preprocessing strategi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50:07.138367596</meta:creation-date>
    <dc:date>2023-12-07T17:54:20.690683263</dc:date>
    <meta:editing-duration>PT4M13S</meta:editing-duration>
    <meta:editing-cycles>1</meta:editing-cycles>
    <meta:document-statistic meta:table-count="0" meta:image-count="0" meta:object-count="0" meta:page-count="5" meta:paragraph-count="131" meta:word-count="1118" meta:character-count="8459" meta:non-whitespace-character-count="7118"/>
    <meta:generator>LibreOffice/7.3.7.2$Linux_X86_64 LibreOffice_project/30$Build-2</meta:generator>
  </office:meta>
</office:document-meta>
</file>